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ecd" officeooo:paragraph-rsid="00079ecd"/>
    </style:style>
    <style:style style:name="P2" style:family="paragraph" style:parent-style-name="Standard" style:list-style-name="L1">
      <style:text-properties officeooo:rsid="0007ba5e" officeooo:paragraph-rsid="0007ba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 of networking</text:p>
      <text:p text:style-name="P1">-Introduction to network security</text:p>
      <text:list xml:id="list1216077754792782782" text:style-name="L1">
        <text:list-item>
          <text:p text:style-name="P2">Network security is about:</text:p>
          <text:list>
            <text:list-item>
              <text:p text:style-name="P2">How networks can be attacked intentionally</text:p>
            </text:list-item>
            <text:list-item>
              <text:p text:style-name="P2">How attacked unintentionally</text:p>
            </text:list-item>
            <text:list-item>
              <text:p text:style-name="P2">How to defend against attacks</text:p>
            </text:list-item>
            <text:list-item>
              <text:p text:style-name="P2">Designing architectures that are immune to attacked</text:p>
            </text:list-item>
          </text:list>
        </text:list-item>
        <text:list-item>
          <text:p text:style-name="P2">Internet not originally designed with security in mind</text:p>
          <text:list>
            <text:list-item>
              <text:p text:style-name="P2">Protocol designers playing catch-up</text:p>
            </text:list-item>
            <text:list-item>
              <text:p text:style-name="P2">Considerations in ALL layers</text:p>
            </text:list-item>
          </text:list>
        </text:list-item>
        <text:list-item>
          <text:p text:style-name="P2">Attackers can put malware into hosts via internet</text:p>
          <text:list>
            <text:list-item>
              <text:p text:style-name="P2">Malware</text:p>
              <text:list>
                <text:list-item>
                  <text:p text:style-name="P2">From virus</text:p>
                  <text:list>
                    <text:list-item>
                      <text:p text:style-name="P2">self-replicating infection by executing object</text:p>
                    </text:list-item>
                    <text:list-item>
                      <text:p text:style-name="P2">Usually corrupts files on a host</text:p>
                    </text:list-item>
                  </text:list>
                </text:list-item>
                <text:list-item>
                  <text:p text:style-name="P2">Worm</text:p>
                  <text:list>
                    <text:list-item>
                      <text:p text:style-name="P2">self-replicating, executes itself as it travels around a network</text:p>
                    </text:list-item>
                  </text:list>
                </text:list-item>
                <text:list-item>
                  <text:p text:style-name="P2">Spyware malware</text:p>
                  <text:list>
                    <text:list-item>
                      <text:p text:style-name="P2">Records keystrokes, websites visited, upload information to a collection site</text:p>
                    </text:list-item>
                    <text:list-item>
                      <text:p text:style-name="P2">Infected host can be enrolled in botnet</text:p>
                    </text:list-item>
                    <text:list-item>
                      <text:p text:style-name="P2">Denial of service</text:p>
                      <text:list>
                        <text:list-item>
                          <text:p text:style-name="P2">Makes resources unavailable to legitimate traffic by overwhelming with bogus traffi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Packet sniffing</text:p>
          <text:list>
            <text:list-item>
              <text:p text:style-name="P2">Broadcast media</text:p>
            </text:list-item>
            <text:list-item>
              <text:p text:style-name="P2">Promiscuous network interface reads/records all packets passing by</text:p>
            </text:list-item>
          </text:list>
        </text:list-item>
        <text:list-item>
          <text:p text:style-name="P2">IP Spoofing</text:p>
          <text:list>
            <text:list-item>
              <text:p text:style-name="P2">Send packet with a false source addr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3:22:02.190000000</meta:creation-date>
    <dc:date>2014-04-10T13:31:38.441000000</dc:date>
    <meta:editing-duration>PT8M54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7" meta:word-count="159" meta:character-count="963" meta:non-whitespace-character-count="856"/>
  </office:meta>
</office:document-meta>
</file>